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1"/>
        <table:table-column table:style-name="co1" table:number-columns-repeated="5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0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d</text:p>
          </table:table-cell>
          <table:table-cell table:number-columns-repeated="2"/>
          <table:table-cell office:value-type="float" office:value="21040802" calcext:value-type="float">
            <text:p>2104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0.00.0000</text:date>, <text:time style:data-style-name="N2" text:time-value="21:47:35.8044273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4-08T21:47:57.025407929</dc:date>
    <dc:creator>os </dc:creator>
    <meta:editing-duration>P3DT16H37M2S</meta:editing-duration>
    <meta:editing-cycles>393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423" meta:object-count="0"/>
  </office:meta>
</office:document-meta>
</file>